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2_tuning" table:style-name="ta1">
        <table:shapes>
          <draw:frame draw:z-index="0" draw:style-name="gr1" draw:text-style-name="P1" svg:width="6.2988in" svg:height="3.5429in" svg:x="5.574in" svg:y="0.0287in">
            <draw:object draw:notify-on-update-of-ranges="M_201028_FU_M10_T2_tuning.B1:M_201028_FU_M10_T2_tuning.B1 M_201028_FU_M10_T2_tuning.B2:M_201028_FU_M10_T2_tuning.B21 M_201028_FU_M10_T2_tuning.E1:M_201028_FU_M10_T2_tuning.E1 M_201028_FU_M10_T2_tuning.E2:M_201028_FU_M10_T2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8514720024524" calcext:value-type="float">
            <text:p>-0.010851472002452</text:p>
          </table:table-cell>
          <table:table-cell office:value-type="float" office:value="-6.91462102328088" calcext:value-type="float">
            <text:p>-6.9146210232808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70195824789223" calcext:value-type="float">
            <text:p>-0.009701958247892</text:p>
          </table:table-cell>
          <table:table-cell office:value-type="float" office:value="-7.10958071733111" calcext:value-type="float">
            <text:p>-7.1095807173311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6102730698063" calcext:value-type="float">
            <text:p>-0.011610273069806</text:p>
          </table:table-cell>
          <table:table-cell office:value-type="float" office:value="-7.25966410887536" calcext:value-type="float">
            <text:p>-7.2596641088753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7680695725628" calcext:value-type="float">
            <text:p>-0.011768069572563</text:p>
          </table:table-cell>
          <table:table-cell office:value-type="float" office:value="-7.38397609778091" calcext:value-type="float">
            <text:p>-7.3839760977809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2732271178673" calcext:value-type="float">
            <text:p>-0.011273227117867</text:p>
          </table:table-cell>
          <table:table-cell office:value-type="float" office:value="-7.48553249733187" calcext:value-type="float">
            <text:p>-7.4855324973318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8661529359154" calcext:value-type="float">
            <text:p>-0.011866152935915</text:p>
          </table:table-cell>
          <table:table-cell office:value-type="float" office:value="-7.57336175664154" calcext:value-type="float">
            <text:p>-7.5733617566415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70722252137992" calcext:value-type="float">
            <text:p>-0.00970722252138</text:p>
          </table:table-cell>
          <table:table-cell office:value-type="float" office:value="-7.72227844968701" calcext:value-type="float">
            <text:p>-7.7222784496870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13906464799421" calcext:value-type="float">
            <text:p>-0.009139064647994</text:p>
          </table:table-cell>
          <table:table-cell office:value-type="float" office:value="-8.38113915139289" calcext:value-type="float">
            <text:p>-8.3811391513928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72701107899549" calcext:value-type="float">
            <text:p>-0.009727011078996</text:p>
          </table:table-cell>
          <table:table-cell office:value-type="float" office:value="-9.28639077752302" calcext:value-type="float">
            <text:p>-9.2863907775230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7399995269817" calcext:value-type="float">
            <text:p>-0.008739999526982</text:p>
          </table:table-cell>
          <table:table-cell office:value-type="float" office:value="-9.81545638867486" calcext:value-type="float">
            <text:p>-9.8154563886748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77377796220399" calcext:value-type="float">
            <text:p>-0.009773777962204</text:p>
          </table:table-cell>
          <table:table-cell office:value-type="float" office:value="-10.0692806696723" calcext:value-type="float">
            <text:p>-10.069280669672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94037327263852" calcext:value-type="float">
            <text:p>-0.009940373272639</text:p>
          </table:table-cell>
          <table:table-cell office:value-type="float" office:value="-10.2266769525019" calcext:value-type="float">
            <text:p>-10.226676952501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0186185085916" calcext:value-type="float">
            <text:p>-0.010018618508592</text:p>
          </table:table-cell>
          <table:table-cell office:value-type="float" office:value="-10.3491609761319" calcext:value-type="float">
            <text:p>-10.349160976131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84046306752963" calcext:value-type="float">
            <text:p>-0.00984046306753</text:p>
          </table:table-cell>
          <table:table-cell office:value-type="float" office:value="-10.4522534381459" calcext:value-type="float">
            <text:p>-10.452253438145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62380862628556" calcext:value-type="float">
            <text:p>-0.009623808626286</text:p>
          </table:table-cell>
          <table:table-cell office:value-type="float" office:value="-10.5423771800127" calcext:value-type="float">
            <text:p>-10.542377180012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23211564917317" calcext:value-type="float">
            <text:p>-0.009232115649173</text:p>
          </table:table-cell>
          <table:table-cell office:value-type="float" office:value="-10.6231357846285" calcext:value-type="float">
            <text:p>-10.623135784628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74492635038749" calcext:value-type="float">
            <text:p>-0.008744926350388</text:p>
          </table:table-cell>
          <table:table-cell office:value-type="float" office:value="-10.7084005170239" calcext:value-type="float">
            <text:p>-10.70840051702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15768431993761" calcext:value-type="float">
            <text:p>-0.009157684319938</text:p>
          </table:table-cell>
          <table:table-cell office:value-type="float" office:value="-10.8485215003288" calcext:value-type="float">
            <text:p>-10.848521500328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68814420920486" calcext:value-type="float">
            <text:p>-0.009688144209205</text:p>
          </table:table-cell>
          <table:table-cell office:value-type="float" office:value="-11.1331933787939" calcext:value-type="float">
            <text:p>-11.13319337879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019334891702" calcext:value-type="float">
            <text:p>-0.010019334891702</text:p>
          </table:table-cell>
          <table:table-cell office:value-type="float" office:value="-11.5361397554259" calcext:value-type="float">
            <text:p>-11.5361397554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4:58:56.438118720</dc:date>
    <meta:editing-duration>PT16M2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2_tuning.B1:M_201028_FU_M10_T2_tuning.B21 M_201028_FU_M10_T2_tuning.E1:M_201028_FU_M10_T2_tuning.E21" chart:data-source-has-labels="both" svg:x="0.32cm" svg:y="0.18cm" svg:width="12.376cm" svg:height="8.64cm">
          <chartooo:coordinate-region svg:x="1.524cm" svg:y="0.379cm" svg:width="10.986cm" svg:height="8.242cm"/>
          <chart:axis chart:dimension="x" chart:name="primary-x" chart:style-name="ch4" chartooo:axis-type="auto">
            <chartooo:date-scale/>
            <chart:categories table:cell-range-address="M_201028_FU_M10_T2_tuning.B2:M_201028_FU_M10_T2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2_tuning.E2:M_201028_FU_M10_T2_tuning.E21" chart:label-cell-address="M_201028_FU_M10_T2_tuning.E1:M_201028_FU_M10_T2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2_tuning.E1:M_201028_FU_M10_T2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2_tuning.B2:M_201028_FU_M10_T2_tuning.B21</svg:desc>
                </draw:g>
              </table:table-cell>
              <table:table-cell office:value-type="float" office:value="-0.0108514720024524">
                <text:p>-0.0108514720024524</text:p>
                <draw:g>
                  <svg:desc>M_201028_FU_M10_T2_tuning.E2:M_201028_FU_M10_T2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970195824789223">
                <text:p>-0.009701958247892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116102730698063">
                <text:p>-0.01161027306980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17680695725628">
                <text:p>-0.01176806957256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12732271178673">
                <text:p>-0.01127322711786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118661529359154">
                <text:p>-0.01186615293591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0970722252137992">
                <text:p>-0.009707222521379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913906464799421">
                <text:p>-0.009139064647994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0972701107899549">
                <text:p>-0.009727011078995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087399995269817">
                <text:p>-0.00873999952698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0977377796220399">
                <text:p>-0.009773777962203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0994037327263852">
                <text:p>-0.009940373272638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100186185085916">
                <text:p>-0.01001861850859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0984046306752963">
                <text:p>-0.009840463067529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0962380862628556">
                <text:p>-0.00962380862628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0923211564917317">
                <text:p>-0.009232115649173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0874492635038749">
                <text:p>-0.008744926350387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0915768431993761">
                <text:p>-0.009157684319937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0968814420920486">
                <text:p>-0.009688144209204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10019334891702">
                <text:p>-0.010019334891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